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2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1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fo:min-height="0.54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9.1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36cm" fo:min-width="17.0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0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0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1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7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42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8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01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3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69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4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2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59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1.45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3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8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53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6.83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5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0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3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0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75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3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7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53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331cm" fo:min-width="12.9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62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50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4.9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" fo:font-size="16pt" fo:font-weight="bold" style:font-size-asian="16pt" style:font-name-complex="TimesNewRomanPS" style:font-size-complex="16pt" style:font-weight-complex="bold"/>
    </style:style>
    <style:style style:name="T2" style:family="text">
      <style:text-properties fo:color="#000000" style:font-name="TimesNewRoman" fo:font-size="12pt" style:font-size-asian="12pt" style:font-name-complex="TimesNewRoman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NewRoman" fo:font-size="12pt" style:font-size-asian="12pt" style:font-name-complex="TimesNewRoman" style:font-size-complex="12pt"/>
    </style:style>
    <style:style style:name="T5" style:family="text">
      <style:text-properties fo:color="#0070c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6" style:family="text">
      <style:text-properties fo:color="#0070c0" style:font-name="TimesNewRoman" fo:font-size="14.1000003814697pt" style:font-size-asian="14.1000003814697pt" style:font-name-complex="TimesNewRoman" style:font-size-complex="14.1000003814697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Symbol" fo:font-size="12pt" style:font-size-asian="12pt" style:font-name-complex="Symbol" style:font-size-complex="12pt"/>
    </style:style>
    <style:style style:name="T9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73cm" svg:height="0.653cm" svg:x="8.926cm" svg:y="2.543cm">
          <draw:text-box>
            <text:p text:style-name="P1"><text:span text:style-name="T1">Junsong Yang</text:span></text:p>
          </draw:text-box>
        </draw:frame>
        <draw:frame draw:style-name="gr2" draw:text-style-name="P3" draw:layer="layout" svg:width="7.144cm" svg:height="0.467cm" svg:x="7.4cm" svg:y="3.5cm">
          <draw:text-box>
            <text:p text:style-name="P1"><text:span text:style-name="T2">58 Wollaton Road, Nottingham, NG81FE </text:span></text:p>
          </draw:text-box>
        </draw:frame>
        <draw:frame draw:style-name="gr3" draw:text-style-name="P4" draw:layer="layout" svg:width="10.4cm" svg:height="0.547cm" svg:x="5.8cm" svg:y="4.5cm">
          <draw:text-box>
            <text:p><text:span text:style-name="T3">github.com/csnand | linkedin.com/in/junsong-yang/</text:span></text:p>
          </draw:text-box>
        </draw:frame>
        <draw:frame draw:style-name="gr4" draw:text-style-name="P5" draw:layer="layout" svg:width="9.129cm" svg:height="0.933cm" svg:x="6.386cm" svg:y="4.079cm">
          <draw:text-box>
            <text:p text:style-name="P1"><text:span text:style-name="T4"><text:a xlink:href="mailto:psyjy3@nottingham.ac.uk" xlink:type="simple">psyjy3@nottingham.ac.uk</text:a></text:span><text:span text:style-name="T4"> | </text:span><text:span text:style-name="T4"><text:a xlink:href="mailto:askmryang@outlook.com" xlink:type="simple">askmryang@outlook.com</text:a></text:span></text:p>
          </draw:text-box>
        </draw:frame>
        <draw:frame draw:style-name="gr5" draw:text-style-name="P3" draw:layer="layout" svg:width="2.648cm" svg:height="0.467cm" svg:x="9.23cm" svg:y="5.066cm">
          <draw:text-box>
            <text:p text:style-name="P1"><text:span text:style-name="T2">07925 184 216 </text:span></text:p>
          </draw:text-box>
        </draw:frame>
        <draw:frame draw:style-name="gr6" draw:text-style-name="P3" draw:layer="layout" svg:width="0.422cm" svg:height="0.467cm" svg:x="10.501cm" svg:y="4.753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15.56cm" svg:height="0.467cm" svg:x="2.64cm" svg:y="5.869cm">
          <draw:text-box>
            <text:p text:style-name="P1"><text:span text:style-name="T2">Currently in my second year studying Computer Science at The University of Nottingham. <text:s/></text:span></text:p>
          </draw:text-box>
        </draw:frame>
        <draw:frame draw:style-name="gr8" draw:text-style-name="P5" draw:layer="layout" svg:width="17.059cm" svg:height="1.236cm" svg:x="2.641cm" svg:y="6.3cm">
          <draw:text-box>
            <text:p text:style-name="P1"><text:span text:style-name="T2">Interested in all aspects of Cloud Computing, Networking and </text:span></text:p>
            <text:p text:style-name="P1"><text:span text:style-name="T2">Software Development with experience of using Go, Python, Java, C++, Kotlin, PHP, Javascript </text:span></text:p>
          </draw:text-box>
        </draw:frame>
        <draw:frame draw:style-name="gr9" draw:text-style-name="P6" draw:layer="layout" svg:width="2.771cm" svg:height="0.573cm" svg:x="2.541cm" svg:y="7.863cm">
          <draw:text-box>
            <text:p text:style-name="P1"><text:span text:style-name="T5">Education</text:span></text:p>
          </draw:text-box>
        </draw:frame>
        <draw:frame draw:style-name="gr10" draw:text-style-name="P6" draw:layer="layout" svg:width="0.494cm" svg:height="0.547cm" svg:x="4.712cm" svg:y="7.881cm">
          <draw:text-box>
            <text:p text:style-name="P1"><text:span text:style-name="T6"><text:s/></text:span></text:p>
          </draw:text-box>
        </draw:frame>
        <draw:frame draw:style-name="gr11" draw:text-style-name="P3" draw:layer="layout" svg:width="7.063cm" svg:height="0.488cm" svg:x="2.541cm" svg:y="8.755cm">
          <draw:text-box>
            <text:p text:style-name="P1"><text:span text:style-name="T7">The University of Nottingham</text:span></text:p>
          </draw:text-box>
        </draw:frame>
        <draw:frame draw:style-name="gr6" draw:text-style-name="P3" draw:layer="layout" svg:width="0.422cm" svg:height="0.467cm" svg:x="6.75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8.771cm">
          <draw:text-box>
            <text:p text:style-name="P1"><text:span text:style-name="T2"><text:s/></text:span></text:p>
          </draw:text-box>
        </draw:frame>
        <draw:frame draw:style-name="gr12" draw:text-style-name="P3" draw:layer="layout" svg:width="5.019cm" svg:height="0.467cm" svg:x="12.702cm" svg:y="8.771cm">
          <draw:text-box>
            <text:p text:style-name="P1"><text:span text:style-name="T2">September 2016 – June 2020 </text:span></text:p>
          </draw:text-box>
        </draw:frame>
        <draw:frame draw:style-name="gr13" draw:text-style-name="P3" draw:layer="layout" svg:width="4.172cm" svg:height="0.467cm" svg:x="2.541cm" svg:y="9.457cm">
          <draw:text-box>
            <text:p text:style-name="P1"><text:span text:style-name="T2">Msci Computer Science </text:span></text:p>
          </draw:text-box>
        </draw:frame>
        <draw:frame draw:style-name="gr6" draw:text-style-name="P3" draw:layer="layout" svg:width="0.422cm" svg:height="0.467cm" svg:x="10.162cm" svg:y="9.4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9.457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4.472cm" svg:height="0.467cm" svg:x="12.702cm" svg:y="9.457cm">
          <draw:text-box>
            <text:p text:style-name="P1"><text:span text:style-name="T2">First year grade first class </text:span></text:p>
          </draw:text-box>
        </draw:frame>
        <draw:frame draw:style-name="gr6" draw:text-style-name="P3" draw:layer="layout" svg:width="0.422cm" svg:height="0.467cm" svg:x="16.514cm" svg:y="9.457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0.422cm" svg:height="0.422cm" svg:x="3.176cm" svg:y="10.026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9.972cm">
          <draw:text-box>
            <text:p text:style-name="P1"><text:span text:style-name="T9"><text:s/></text:span></text:p>
          </draw:text-box>
        </draw:frame>
        <draw:frame draw:style-name="gr17" draw:text-style-name="P3" draw:layer="layout" svg:width="15.424cm" svg:height="0.467cm" svg:x="3.811cm" svg:y="9.978cm">
          <draw:text-box>
            <text:p text:style-name="P1"><text:span text:style-name="T2">Experience of using programming tools such as C, Java, Python, Haskell, C++, Go, Kotlin </text:span></text:p>
          </draw:text-box>
        </draw:frame>
        <draw:frame draw:style-name="gr15" draw:text-style-name="P3" draw:layer="layout" svg:width="0.422cm" svg:height="0.422cm" svg:x="3.176cm" svg:y="10.543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10.49cm">
          <draw:text-box>
            <text:p text:style-name="P1"><text:span text:style-name="T9"><text:s/></text:span></text:p>
          </draw:text-box>
        </draw:frame>
        <draw:frame draw:style-name="gr18" draw:text-style-name="P3" draw:layer="layout" svg:width="10.844cm" svg:height="0.467cm" svg:x="3.811cm" svg:y="10.496cm">
          <draw:text-box>
            <text:p text:style-name="P1"><text:span text:style-name="T2">Modules have included software engineering and data analytics </text:span></text:p>
          </draw:text-box>
        </draw:frame>
        <draw:frame draw:style-name="gr6" draw:text-style-name="P3" draw:layer="layout" svg:width="0.422cm" svg:height="0.467cm" svg:x="2.541cm" svg:y="12.078cm">
          <draw:text-box>
            <text:p text:style-name="P1"><text:span text:style-name="T2"><text:s/></text:span></text:p>
          </draw:text-box>
        </draw:frame>
        <draw:frame draw:style-name="gr19" draw:text-style-name="P3" draw:layer="layout" svg:width="12.012cm" svg:height="0.488cm" svg:x="2.541cm" svg:y="14.249cm">
          <draw:text-box>
            <text:p text:style-name="P1"><text:span text:style-name="T7">No.2 Experimental High School of Liupanshui City </text:span></text:p>
          </draw:text-box>
        </draw:frame>
        <draw:frame draw:style-name="gr20" draw:text-style-name="P3" draw:layer="layout" svg:width="0.422cm" svg:height="0.488cm" svg:x="7.622cm" svg:y="14.2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0.422cm" svg:height="0.488cm" svg:x="8.892cm" svg:y="14.2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0.422cm" svg:height="0.488cm" svg:x="10.162cm" svg:y="14.2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0.422cm" svg:height="0.488cm" svg:x="11.432cm" svg:y="14.249cm">
          <draw:text-box>
            <text:p text:style-name="P1"><text:span text:style-name="T7"><text:s/></text:span></text:p>
          </draw:text-box>
        </draw:frame>
        <draw:frame draw:style-name="gr21" draw:text-style-name="P3" draw:layer="layout" svg:width="4.951cm" svg:height="0.467cm" svg:x="12.702cm" svg:y="14.865cm">
          <draw:text-box>
            <text:p text:style-name="P1"><text:span text:style-name="T2">September 2012 – July 2015 </text:span></text:p>
          </draw:text-box>
        </draw:frame>
        <draw:frame draw:style-name="gr22" draw:text-style-name="P3" draw:layer="layout" svg:width="10.632cm" svg:height="0.467cm" svg:x="2.541cm" svg:y="15.552cm">
          <draw:text-box>
            <text:p text:style-name="P1"><text:span text:style-name="T2">19 subjects contribute to High School Diploma: 12 A, 4 B, 3 C</text:span></text:p>
          </draw:text-box>
        </draw:frame>
        <draw:frame draw:style-name="gr6" draw:text-style-name="P3" draw:layer="layout" svg:width="0.422cm" svg:height="0.467cm" svg:x="2.541cm" svg:y="15.826cm">
          <draw:text-box>
            <text:p text:style-name="P1"><text:span text:style-name="T2"><text:s/></text:span></text:p>
          </draw:text-box>
        </draw:frame>
        <draw:frame draw:style-name="gr23" draw:text-style-name="P6" draw:layer="layout" svg:width="4.693cm" svg:height="0.573cm" svg:x="2.541cm" svg:y="17.106cm">
          <draw:text-box>
            <text:p text:style-name="P1"><text:span text:style-name="T5">Work Experience</text:span></text:p>
          </draw:text-box>
        </draw:frame>
        <draw:frame draw:style-name="gr10" draw:text-style-name="P6" draw:layer="layout" svg:width="0.494cm" svg:height="0.547cm" svg:x="6.262cm" svg:y="17.124cm">
          <draw:text-box>
            <text:p text:style-name="P1"><text:span text:style-name="T6"><text:s/></text:span></text:p>
          </draw:text-box>
        </draw:frame>
        <draw:frame draw:style-name="gr6" draw:text-style-name="P3" draw:layer="layout" svg:width="0.422cm" svg:height="0.467cm" svg:x="2.541cm" svg:y="17.68cm">
          <draw:text-box>
            <text:p text:style-name="P1"><text:span text:style-name="T2"><text:s/></text:span></text:p>
          </draw:text-box>
        </draw:frame>
        <draw:frame draw:style-name="gr24" draw:text-style-name="P3" draw:layer="layout" svg:width="2.521cm" svg:height="0.488cm" svg:x="2.541cm" svg:y="18.151cm">
          <draw:text-box>
            <text:p text:style-name="P1"><text:span text:style-name="T7">Freelancer</text:span></text:p>
          </draw:text-box>
        </draw:frame>
        <draw:frame draw:style-name="gr6" draw:text-style-name="P3" draw:layer="layout" svg:width="0.422cm" svg:height="0.467cm" svg:x="5.445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6.35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8.166cm">
          <draw:text-box>
            <text:p text:style-name="P1"><text:span text:style-name="T2"><text:s/></text:span></text:p>
          </draw:text-box>
        </draw:frame>
        <draw:frame draw:style-name="gr25" draw:text-style-name="P3" draw:layer="layout" svg:width="4.845cm" svg:height="0.467cm" svg:x="12.702cm" svg:y="18.166cm">
          <draw:text-box>
            <text:p text:style-name="P1"><text:span text:style-name="T2">July 2015 – September 2016</text:span></text:p>
          </draw:text-box>
        </draw:frame>
        <draw:frame draw:style-name="gr26" draw:text-style-name="P3" draw:layer="layout" svg:width="4.824cm" svg:height="0.467cm" svg:x="2.541cm" svg:y="18.853cm">
          <draw:text-box>
            <text:p text:style-name="P1"><text:span text:style-name="T2">Linux System Administrator</text:span></text:p>
          </draw:text-box>
        </draw:frame>
        <draw:frame draw:style-name="gr15" draw:text-style-name="P3" draw:layer="layout" svg:width="0.422cm" svg:height="0.422cm" svg:x="3.176cm" svg:y="19.522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19.468cm">
          <draw:text-box>
            <text:p text:style-name="P1"><text:span text:style-name="T9"><text:s/></text:span></text:p>
          </draw:text-box>
        </draw:frame>
        <draw:frame draw:style-name="gr27" draw:text-style-name="P3" draw:layer="layout" svg:width="13.591cm" svg:height="0.467cm" svg:x="3.811cm" svg:y="19.474cm">
          <draw:text-box>
            <text:p text:style-name="P1"><text:span text:style-name="T2">Maintain &amp; Develop physical and virtual infrastructure services &amp; server estates</text:span></text:p>
          </draw:text-box>
        </draw:frame>
        <draw:frame draw:style-name="gr15" draw:text-style-name="P3" draw:layer="layout" svg:width="0.422cm" svg:height="0.422cm" svg:x="3.176cm" svg:y="20.726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0.672cm">
          <draw:text-box>
            <text:p text:style-name="P1"><text:span text:style-name="T9"><text:s/></text:span></text:p>
          </draw:text-box>
        </draw:frame>
        <draw:frame draw:style-name="gr28" draw:text-style-name="P3" draw:layer="layout" svg:width="11.457cm" svg:height="0.467cm" svg:x="3.811cm" svg:y="20.078cm">
          <draw:text-box>
            <text:p text:style-name="P1"><text:span text:style-name="T2">Monitoring performance tuning and capacity management purposes</text:span></text:p>
          </draw:text-box>
        </draw:frame>
        <draw:frame draw:style-name="gr15" draw:text-style-name="P3" draw:layer="layout" svg:width="0.422cm" svg:height="0.422cm" svg:x="3.176cm" svg:y="21.242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1.189cm">
          <draw:text-box>
            <text:p text:style-name="P1"><text:span text:style-name="T9"><text:s/></text:span></text:p>
          </draw:text-box>
        </draw:frame>
        <draw:frame draw:style-name="gr29" draw:text-style-name="P3" draw:layer="layout" svg:width="15.356cm" svg:height="0.467cm" svg:x="3.811cm" svg:y="20.694cm">
          <draw:text-box>
            <text:p text:style-name="P1"><text:span text:style-name="T2">Maintaining and configuring various packages, working with config management software</text:span></text:p>
          </draw:text-box>
        </draw:frame>
        <draw:frame draw:style-name="gr6" draw:text-style-name="P3" draw:layer="layout" svg:width="0.422cm" svg:height="0.467cm" svg:x="2.541cm" svg:y="20.8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2.541cm" svg:y="22.678cm">
          <draw:text-box>
            <text:p text:style-name="P1"><text:span text:style-name="T2"><text:s/></text:span></text:p>
          </draw:text-box>
        </draw:frame>
        <draw:frame draw:style-name="gr30" draw:text-style-name="P6" draw:layer="layout" svg:width="5.814cm" svg:height="0.573cm" svg:x="2.541cm" svg:y="22.359cm">
          <draw:text-box>
            <text:p text:style-name="P1"><text:span text:style-name="T5">Technical Experience</text:span></text:p>
          </draw:text-box>
        </draw:frame>
        <draw:frame draw:style-name="gr10" draw:text-style-name="P6" draw:layer="layout" svg:width="0.494cm" svg:height="0.547cm" svg:x="7.084cm" svg:y="22.377cm">
          <draw:text-box>
            <text:p text:style-name="P1"><text:span text:style-name="T6"><text:s/></text:span></text:p>
          </draw:text-box>
        </draw:frame>
        <draw:frame draw:style-name="gr6" draw:text-style-name="P3" draw:layer="layout" svg:width="0.422cm" svg:height="0.467cm" svg:x="2.541cm" svg:y="22.932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0.422cm" svg:height="0.422cm" svg:x="3.176cm" svg:y="23.502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3.448cm">
          <draw:text-box>
            <text:p text:style-name="P1"><text:span text:style-name="T9"><text:s/></text:span></text:p>
          </draw:text-box>
        </draw:frame>
        <draw:frame draw:style-name="gr31" draw:text-style-name="P3" draw:layer="layout" svg:width="14.535cm" svg:height="0.467cm" svg:x="3.811cm" svg:y="23.454cm">
          <draw:text-box>
            <text:p text:style-name="P1"><text:span text:style-name="T2">Learned <text:s/>C, Java, Haskell, PHP, Javascript as part of first year programming modules </text:span></text:p>
          </draw:text-box>
        </draw:frame>
        <draw:frame draw:style-name="gr15" draw:text-style-name="P3" draw:layer="layout" svg:width="0.422cm" svg:height="0.422cm" svg:x="3.176cm" svg:y="24.018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3.964cm">
          <draw:text-box>
            <text:p text:style-name="P1"><text:span text:style-name="T9"><text:s/></text:span></text:p>
          </draw:text-box>
        </draw:frame>
        <draw:frame draw:style-name="gr32" draw:text-style-name="P5" draw:layer="layout" svg:width="16.834cm" svg:height="1.03cm" svg:x="3.811cm" svg:y="24.17cm">
          <draw:text-box>
            <text:p text:style-name="P1"><text:span text:style-name="T2">Used Linux, Nginx, PHP, Python, MariaDB(MySQL) on a daily basis in a personal project </text:span></text:p>
            <text:p text:style-name="P1"><text:span text:style-name="T2">which is to help people escape Internet censorship and stay anonymous while they surf the Internet </text:span></text:p>
          </draw:text-box>
        </draw:frame>
        <draw:frame draw:style-name="gr16" draw:text-style-name="P3" draw:layer="layout" svg:width="0.422cm" svg:height="0.471cm" svg:x="3.371cm" svg:y="24.481cm">
          <draw:text-box>
            <text:p text:style-name="P1"><text:span text:style-name="T9"><text:s/></text:span></text:p>
          </draw:text-box>
        </draw:frame>
        <draw:frame draw:style-name="gr33" draw:text-style-name="P3" draw:layer="layout" svg:width="10.657cm" svg:height="0.467cm" svg:x="3.811cm" svg:y="25.387cm">
          <draw:text-box>
            <text:p text:style-name="P1"><text:span text:style-name="T2">Proficient in Go, Python which I have learned in my own time.</text:span></text:p>
          </draw:text-box>
        </draw:frame>
        <draw:frame draw:style-name="gr10" draw:text-style-name="P6" draw:layer="layout" svg:width="0.494cm" svg:height="0.547cm" svg:x="2.541cm" svg:y="24.864cm">
          <draw:text-box>
            <text:p text:style-name="P1"><text:span text:style-name="T6"><text:s/></text:span></text:p>
          </draw:text-box>
        </draw:frame>
        <draw:frame draw:style-name="gr34" draw:text-style-name="P3" draw:layer="layout" svg:width="4.705cm" svg:height="0.488cm" svg:x="2.541cm" svg:y="12.055cm">
          <draw:text-box>
            <text:p text:style-name="P1"><text:span text:style-name="T7">Tsinghua University</text:span></text:p>
          </draw:text-box>
        </draw:frame>
        <draw:frame draw:style-name="gr6" draw:text-style-name="P3" draw:layer="layout" svg:width="0.422cm" svg:height="0.467cm" svg:x="6.75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071cm">
          <draw:text-box>
            <text:p text:style-name="P1"><text:span text:style-name="T2"><text:s/></text:span></text:p>
          </draw:text-box>
        </draw:frame>
        <draw:frame draw:style-name="gr35" draw:text-style-name="P3" draw:layer="layout" svg:width="4.434cm" svg:height="0.467cm" svg:x="12.702cm" svg:y="12.071cm">
          <draw:text-box>
            <text:p text:style-name="P1"><text:span text:style-name="T2">August 2015 – June 2016 </text:span></text:p>
          </draw:text-box>
        </draw:frame>
        <draw:frame draw:style-name="gr36" draw:text-style-name="P3" draw:layer="layout" svg:width="7.051cm" svg:height="0.467cm" svg:x="2.541cm" svg:y="12.757cm">
          <draw:text-box>
            <text:p text:style-name="P1"><text:span text:style-name="T2">Tsinghua-Nottingham Foundation Course</text:span></text:p>
          </draw:text-box>
        </draw:frame>
        <draw:frame draw:style-name="gr6" draw:text-style-name="P3" draw:layer="layout" svg:width="0.422cm" svg:height="0.467cm" svg:x="10.162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757cm">
          <draw:text-box>
            <text:p text:style-name="P1"><text:span text:style-name="T2"><text:s/></text:span></text:p>
          </draw:text-box>
        </draw:frame>
        <draw:frame draw:style-name="gr37" draw:text-style-name="P3" draw:layer="layout" svg:width="5.751cm" svg:height="0.467cm" svg:x="12.702cm" svg:y="12.757cm">
          <draw:text-box>
            <text:p text:style-name="P1"><text:span text:style-name="T2">Graduated with 92/100 in average</text:span></text:p>
          </draw:text-box>
        </draw:frame>
        <draw:frame draw:style-name="gr6" draw:text-style-name="P3" draw:layer="layout" svg:width="0.422cm" svg:height="0.467cm" svg:x="16.514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2.541cm" svg:y="13.078cm">
          <draw:text-box>
            <text:p text:style-name="P1"><text:span text:style-name="T2"><text:s/></text:span></text:p>
          </draw:text-box>
        </draw:frame>
        <draw:frame draw:style-name="gr33" draw:text-style-name="P3" draw:layer="layout" svg:width="15.991cm" svg:height="0.467cm" svg:x="3.812cm" svg:y="26.088cm">
          <draw:text-box>
            <text:p text:style-name="P1"><text:span text:style-name="T2">Proficient in Linux, and earned LFCS(Linux Foundation Certified Sysadmin) in my own time.</text:span></text:p>
          </draw:text-box>
        </draw:frame>
      </draw:page>
      <draw:page draw:name="page2" draw:style-name="dp1" draw:master-page-name="master-page3">
        <draw:frame draw:style-name="gr38" draw:text-style-name="P6" draw:layer="layout" svg:width="7.338cm" svg:height="0.573cm" svg:x="2.542cm" svg:y="2.722cm">
          <draw:text-box>
            <text:p text:style-name="P1"><text:span text:style-name="T5">Extra-curricular Activities </text:span></text:p>
          </draw:text-box>
        </draw:frame>
        <draw:frame draw:style-name="gr20" draw:text-style-name="P3" draw:layer="layout" svg:width="0.422cm" svg:height="0.488cm" svg:x="2.542cm" svg:y="3.289cm">
          <draw:text-box>
            <text:p text:style-name="P1"><text:span text:style-name="T7"><text:s/></text:span></text:p>
          </draw:text-box>
        </draw:frame>
        <draw:frame draw:style-name="gr39" draw:text-style-name="P3" draw:layer="layout" svg:width="10.712cm" svg:height="0.488cm" svg:x="2.542cm" svg:y="3.967cm">
          <draw:text-box>
            <text:p text:style-name="P1"><text:span text:style-name="T7">Infrastructure Secretary for HackSoc Society</text:span></text:p>
          </draw:text-box>
        </draw:frame>
        <draw:frame draw:style-name="gr6" draw:text-style-name="P3" draw:layer="layout" svg:width="0.422cm" svg:height="0.467cm" svg:x="10.137cm" svg:y="3.983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33cm" svg:y="3.983cm">
          <draw:text-box>
            <text:p text:style-name="P1"><text:span text:style-name="T2"><text:s/></text:span></text:p>
          </draw:text-box>
        </draw:frame>
        <draw:frame draw:style-name="gr40" draw:text-style-name="P3" draw:layer="layout" svg:width="4.536cm" svg:height="0.467cm" svg:x="12.703cm" svg:y="4.683cm">
          <draw:text-box>
            <text:p text:style-name="P1"><text:span text:style-name="T2">September 2017 – Present </text:span></text:p>
          </draw:text-box>
        </draw:frame>
        <draw:frame draw:style-name="gr15" draw:text-style-name="P3" draw:layer="layout" svg:width="0.422cm" svg:height="0.422cm" svg:x="3.177cm" svg:y="5.651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2cm" svg:y="5.598cm">
          <draw:text-box>
            <text:p text:style-name="P1"><text:span text:style-name="T9"><text:s/></text:span></text:p>
          </draw:text-box>
        </draw:frame>
        <draw:frame draw:style-name="gr41" draw:text-style-name="P5" draw:layer="layout" svg:width="12.939cm" svg:height="2.331cm" svg:x="3.501cm" svg:y="5.304cm">
          <draw:text-box>
            <text:p text:style-name="P1"><text:span text:style-name="T2">Successfully ensuring that the technical infrastructure</text:span></text:p>
            <text:p text:style-name="P1"><text:span text:style-name="T2">is in fully functioning order and able to cope with new requirements</text:span></text:p>
            <text:p text:style-name="P1"><text:span text:style-name="T2">of throughout the year. </text:span></text:p>
            <text:p text:style-name="P1"><text:span text:style-name="T2">Successfully maintaining website, social networks and mailing lists; </text:span></text:p>
            <text:p text:style-name="P1"><text:span text:style-name="T2">Successfully ensuring announcements reach members through online media.</text:span></text:p>
          </draw:text-box>
        </draw:frame>
        <draw:frame draw:style-name="gr15" draw:text-style-name="P3" draw:layer="layout" svg:width="0.422cm" svg:height="0.422cm" svg:x="3.177cm" svg:y="6.168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2cm" svg:y="6.114cm">
          <draw:text-box>
            <text:p text:style-name="P1"><text:span text:style-name="T9"><text:s/></text:span></text:p>
          </draw:text-box>
        </draw:frame>
        <draw:frame draw:style-name="gr6" draw:text-style-name="P3" draw:layer="layout" svg:width="0.422cm" svg:height="0.467cm" svg:x="3.812cm" svg:y="6.602cm">
          <draw:text-box>
            <text:p text:style-name="P1"><text:span text:style-name="T2"><text:s/></text:span></text:p>
          </draw:text-box>
        </draw:frame>
        <draw:frame draw:style-name="gr42" draw:text-style-name="P3" draw:layer="layout" svg:width="5.624cm" svg:height="0.488cm" svg:x="2.6cm" svg:y="8.832cm">
          <draw:text-box>
            <text:p text:style-name="P1"><text:span text:style-name="T7">Computer Science Guru</text:span></text:p>
          </draw:text-box>
        </draw:frame>
        <draw:frame draw:style-name="gr6" draw:text-style-name="P3" draw:layer="layout" svg:width="0.422cm" svg:height="0.467cm" svg:x="10.195cm" svg:y="8.848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91cm" svg:y="8.848cm">
          <draw:text-box>
            <text:p text:style-name="P1"><text:span text:style-name="T2"><text:s/></text:span></text:p>
          </draw:text-box>
        </draw:frame>
        <draw:frame draw:style-name="gr43" draw:text-style-name="P3" draw:layer="layout" svg:width="3.503cm" svg:height="0.467cm" svg:x="12.761cm" svg:y="9.548cm">
          <draw:text-box>
            <text:p text:style-name="P1"><text:span text:style-name="T2">May 2017 – Present </text:span></text:p>
          </draw:text-box>
        </draw:frame>
        <draw:frame draw:style-name="gr15" draw:text-style-name="P3" draw:layer="layout" svg:width="0.422cm" svg:height="0.422cm" svg:x="3.235cm" svg:y="10.516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43cm" svg:y="10.463cm">
          <draw:text-box>
            <text:p text:style-name="P1"><text:span text:style-name="T9"><text:s/></text:span></text:p>
          </draw:text-box>
        </draw:frame>
        <draw:frame draw:style-name="gr44" draw:text-style-name="P5" draw:layer="layout" svg:width="14.908cm" svg:height="2.797cm" svg:x="3.559cm" svg:y="10.169cm">
          <draw:text-box>
            <text:p text:style-name="P1"><text:span text:style-name="T2">Gurus (mentors) provide pastoral support to help their mentees to settle in at university. </text:span></text:p>
            <text:p text:style-name="P1"><text:span text:style-name="T2">Primarily, the aims of this support are:</text:span></text:p>
            <text:p text:style-name="P1"><text:span text:style-name="T2"><text:s text:c="4"/></text:span><text:span text:style-name="T2">To improve students’ study skills, specifically in terms of independence</text:span></text:p>
            <text:p text:style-name="P1"><text:span text:style-name="T2"><text:s text:c="4"/></text:span><text:span text:style-name="T2">To help students settle in at university and to </text:span></text:p>
            <text:p text:style-name="P1"><text:span text:style-name="T2"><text:s text:c="4"/></text:span><text:span text:style-name="T2">familiarise them with resources, people, the programme structure, etc.</text:span></text:p>
            <text:p text:style-name="P1"><text:span text:style-name="T2"><text:s text:c="4"/></text:span><text:span text:style-name="T2">Advising students on topics such as exam preparation and module choices</text:span></text:p>
          </draw:text-box>
        </draw:frame>
        <draw:frame draw:style-name="gr15" draw:text-style-name="P3" draw:layer="layout" svg:width="0.422cm" svg:height="0.422cm" svg:x="3.235cm" svg:y="11.033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43cm" svg:y="10.979cm">
          <draw:text-box>
            <text:p text:style-name="P1"><text:span text:style-name="T9"><text:s/></text:span></text:p>
          </draw:text-box>
        </draw:frame>
        <draw:frame draw:style-name="gr6" draw:text-style-name="P3" draw:layer="layout" svg:width="0.422cm" svg:height="0.467cm" svg:x="3.87cm" svg:y="11.467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01:25:47.412760075</dc:date>
    <meta:editing-duration>PT6H11M40S</meta:editing-duration>
    <meta:editing-cycles>57</meta:editing-cycles>
    <meta:generator>LibreOffice/5.3.6.1$Linux_X86_64 LibreOffice_project/30m0$Build-1</meta:generator>
    <meta:document-statistic meta:object-count="108"/>
  </office:meta>
</office:document-meta>
</file>